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1.185cm" fo:min-width="14.374cm" fo:padding-top="0.123cm" fo:padding-bottom="0.123cm" fo:padding-left="0.251cm" fo:padding-right="0.251cm" fo:wrap-option="no-wrap" draw:shadow-color="#5e574e"/>
    </style:style>
    <style:style style:name="gr2" style:family="graphic" style:parent-style-name="standard">
      <style:graphic-properties draw:stroke="dash" draw:stroke-dash="Dash_20_2" svg:stroke-width="0.026cm" svg:stroke-color="#000000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gr3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0.677cm" fo:min-width="1.632cm" fo:padding-top="0.13cm" fo:padding-bottom="0.13cm" fo:padding-left="0.25cm" fo:padding-right="0.25cm" fo:wrap-option="no-wrap" draw:shadow-color="#5e574e"/>
    </style:style>
    <style:style style:name="gr4" style:family="graphic" style:parent-style-name="standard">
      <style:graphic-properties draw:visible-area-left="0cm" draw:visible-area-top="0cm" draw:visible-area-width="2.962cm" draw:visible-area-height="2.644cm" draw:ole-draw-aspect="1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gr6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1.015cm" fo:min-width="2.555cm" fo:padding-top="0.13cm" fo:padding-bottom="0.13cm" fo:padding-left="0.25cm" fo:padding-right="0.25cm" fo:wrap-option="no-wrap" draw:shadow-color="#5e574e"/>
    </style:style>
    <style:style style:name="gr7" style:family="graphic" style:parent-style-name="standard" style:list-style-name="L1">
      <style:graphic-properties draw:stroke="solid" svg:stroke-width="0.026cm" svg:stroke-color="#000000" draw:stroke-linejoin="miter" draw:fill="none" draw:fill-color="#ff6600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 draw:shadow-color="#5e574e"/>
    </style:style>
    <style:style style:name="gr8" style:family="graphic" style:parent-style-name="standard">
      <style:graphic-properties draw:visible-area-left="0cm" draw:visible-area-top="0cm" draw:visible-area-width="2.433cm" draw:visible-area-height="1.586cm" draw:ole-draw-aspect="1"/>
    </style:style>
    <style:style style:name="gr9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1.015cm" fo:min-width="3.211cm" fo:padding-top="0.13cm" fo:padding-bottom="0.13cm" fo:padding-left="0.25cm" fo:padding-right="0.25cm" fo:wrap-option="no-wrap" draw:shadow-color="#5e574e"/>
    </style:style>
    <style:style style:name="gr10" style:family="graphic" style:parent-style-name="standard" style:list-style-name="L1">
      <style:graphic-properties draw:stroke="solid" svg:stroke-width="0.026cm" svg:stroke-color="#000000" draw:stroke-linejoin="miter" draw:fill="none" draw:fill-color="#ff6600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 draw:shadow-color="#5e574e"/>
    </style:style>
    <style:style style:name="gr11" style:family="graphic" style:parent-style-name="standard">
      <style:graphic-properties draw:visible-area-left="0cm" draw:visible-area-top="0cm" draw:visible-area-width="2.009cm" draw:visible-area-height="1.94cm" draw:ole-draw-aspect="1"/>
    </style:style>
    <style:style style:name="gr12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1.015cm" fo:min-width="2.855cm" fo:padding-top="0.13cm" fo:padding-bottom="0.13cm" fo:padding-left="0.25cm" fo:padding-right="0.25cm" fo:wrap-option="no-wrap" draw:shadow-color="#5e574e"/>
    </style:style>
    <style:style style:name="gr13" style:family="graphic" style:parent-style-name="standard" style:list-style-name="L1">
      <style:graphic-properties draw:stroke="solid" svg:stroke-width="0.026cm" svg:stroke-color="#000000" draw:stroke-linejoin="miter" draw:fill="none" draw:fill-color="#ff6600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 draw:shadow-color="#5e574e"/>
    </style:style>
    <style:style style:name="gr14" style:family="graphic" style:parent-style-name="standard">
      <style:graphic-properties draw:visible-area-left="0cm" draw:visible-area-top="0cm" draw:visible-area-width="0.986cm" draw:visible-area-height="2.785cm" draw:ole-draw-aspect="1"/>
    </style:style>
    <style:style style:name="gr15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1.015cm" fo:min-width="1.725cm" fo:padding-top="0.13cm" fo:padding-bottom="0.13cm" fo:padding-left="0.25cm" fo:padding-right="0.25cm" fo:wrap-option="no-wrap" draw:shadow-color="#5e574e"/>
    </style:style>
    <style:style style:name="gr16" style:family="graphic" style:parent-style-name="standard" style:list-style-name="L1">
      <style:graphic-properties draw:stroke="solid" svg:stroke-width="0.026cm" svg:stroke-color="#000000" draw:stroke-linejoin="miter" draw:fill="none" draw:fill-color="#ff6600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 draw:shadow-color="#5e574e"/>
    </style:style>
    <style:style style:name="gr17" style:family="graphic" style:parent-style-name="standard">
      <style:graphic-properties draw:visible-area-left="0cm" draw:visible-area-top="0cm" draw:visible-area-width="1.975cm" draw:visible-area-height="2.397cm" draw:ole-draw-aspect="1"/>
    </style:style>
    <style:style style:name="gr18" style:family="graphic" style:parent-style-name="standard" style:list-style-name="L1">
      <style:graphic-properties draw:stroke="solid" svg:stroke-width="0.026cm" svg:stroke-color="#000000" draw:stroke-linejoin="miter" draw:fill="none" draw:fill-color="#ff6600" draw:textarea-horizontal-align="justify" draw:textarea-vertical-align="top" draw:auto-grow-height="true" fo:min-height="0.763cm" fo:min-width="0.353cm" fo:padding-top="0.13cm" fo:padding-bottom="0.13cm" fo:padding-left="0.25cm" fo:padding-right="0.25cm" fo:wrap-option="no-wrap" draw:shadow-color="#5e574e"/>
    </style:style>
    <style:style style:name="gr19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0.677cm" fo:padding-top="0.13cm" fo:padding-bottom="0.13cm" fo:padding-left="0.25cm" fo:padding-right="0.25cm" fo:wrap-option="wrap" draw:shadow-color="#5e574e"/>
    </style:style>
    <style:style style:name="gr20" style:family="graphic" style:parent-style-name="standard">
      <style:graphic-properties draw:visible-area-left="0cm" draw:visible-area-top="0cm" draw:visible-area-width="2.857cm" draw:visible-area-height="2.397cm" draw:ole-draw-aspect="1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352cm" fo:margin-bottom="0cm" fo:line-height="100%" fo:text-align="center" fo:text-indent="0cm"/>
    </style:style>
    <style:style style:name="P7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</style:style>
    <style:style style:name="T1" style:family="text">
      <style:text-properties fo:font-family="Arial" style:font-pitch="variable" fo:font-size="14pt" fo:language="pt" fo:country="BR" fo:font-weight="bold" style:font-size-asian="14pt" style:font-weight-asian="bold" style:font-size-complex="14pt" style:font-weight-complex="bold"/>
    </style:style>
    <style:style style:name="T2" style:family="text">
      <style:text-properties fo:font-family="Arial" style:font-pitch="variable" fo:font-size="14pt" fo:language="pt" fo:country="BR" style:font-size-asian="14pt" style:font-size-complex="14pt"/>
    </style:style>
    <style:style style:name="T3" style:family="text">
      <style:text-properties fo:font-family="Arial" style:font-pitch="variable" fo:font-size="14pt" fo:language="pt" fo:country="BR" fo:font-style="italic" style:font-size-asian="14pt" style:font-style-asian="italic" style:font-size-complex="14pt" style:font-style-complex="italic"/>
    </style:style>
    <style:style style:name="T4" style:family="text">
      <style:text-properties fo:font-family="Arial" style:font-pitch="variable" fo:font-size="16pt" fo:language="pt" fo:country="BR" style:font-size-asian="16pt" style:font-size-complex="16pt"/>
    </style:style>
    <style:style style:name="T5" style:family="text">
      <style:text-properties fo:font-family="Arial" style:font-pitch="variable" fo:font-size="12pt" fo:language="pt" fo:country="BR" style:font-size-asian="12pt" style:font-size-complex="12pt"/>
    </style:style>
    <style:style style:name="T6" style:family="text">
      <style:text-properties fo:font-family="Arial" style:font-pitch="variable" fo:font-size="18pt" fo:language="pt" fo:country="BR" style:font-size-asian="18pt" style:font-size-complex="18pt"/>
    </style:style>
    <style:style style:name="T7" style:family="text">
      <style:text-properties fo:font-family="Arial" style:font-pitch="variable" fo:font-size="16pt" fo:language="pt" fo:country="BR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4.876cm" svg:height="1.431cm" svg:x="8.595cm" svg:y="11.235cm">
          <text:list text:style-name="L1">
            <text:list-header>
              <text:p text:style-name="P1"><text:span text:style-name="T1">Fonte</text:span><text:span text:style-name="T2">: “From data mining to knowledge discovery: An overview”, </text:span></text:p>
              <text:p text:style-name="P1"><text:span text:style-name="T2"><text:s/></text:span><text:span text:style-name="T2">U.M.Fayyad </text:span><text:span text:style-name="T3">et. al</text:span><text:span text:style-name="T2">., 1996.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20.156cm" svg:y1="5.291cm" svg:x2="20.156cm" svg:y2="11.111cm">
            <text:p/>
          </draw:line>
          <draw:line draw:style-name="gr2" draw:text-style-name="P3" draw:layer="layout" svg:x1="20.155cm" svg:y1="11.111cm" svg:x2="4.492cm" svg:y2="11.111cm">
            <text:p/>
          </draw:line>
        </draw:g>
        <draw:g>
          <draw:line draw:style-name="gr2" draw:text-style-name="P3" draw:layer="layout" svg:x1="4.493cm" svg:y1="11.111cm" svg:x2="4.493cm" svg:y2="10.053cm">
            <text:p/>
          </draw:line>
          <draw:line draw:style-name="gr2" draw:text-style-name="P3" draw:layer="layout" svg:x1="8.303cm" svg:y1="11.11cm" svg:x2="8.303cm" svg:y2="8.359cm">
            <text:p/>
          </draw:line>
          <draw:line draw:style-name="gr2" draw:text-style-name="P3" draw:layer="layout" svg:x1="11.901cm" svg:y1="11.11cm" svg:x2="11.901cm" svg:y2="6.877cm">
            <text:p/>
          </draw:line>
          <draw:line draw:style-name="gr2" draw:text-style-name="P3" draw:layer="layout" svg:x1="14.864cm" svg:y1="11.11cm" svg:x2="14.864cm" svg:y2="5.819cm">
            <text:p/>
          </draw:line>
        </draw:g>
        <draw:custom-shape draw:style-name="gr3" draw:text-style-name="P2" draw:layer="layout" svg:width="2.132cm" svg:height="0.937cm" svg:x="1.18cm" svg:y="12.165cm">
          <text:list text:style-name="L1">
            <text:list-header>
              <text:p text:style-name="P1"><text:span text:style-name="T4">Dad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.964cm" svg:height="2.646cm" svg:x="0.753cm" svg:y="9.277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5" draw:text-style-name="P3" draw:layer="layout" svg:x1="3.858cm" svg:y1="9.911cm" svg:x2="4.916cm" svg:y2="9.488cm">
            <text:p/>
          </draw:line>
          <draw:custom-shape draw:style-name="gr6" draw:text-style-name="P5" draw:layer="layout" svg:width="3.055cm" svg:height="1.275cm" svg:x="5.402cm" svg:y="9.903cm">
            <text:list text:style-name="L1">
              <text:list-header>
                <text:p text:style-name="P4"><text:span text:style-name="T5">Dados</text:span></text:p>
                <text:p text:style-name="P4"><text:span text:style-name="T5">Selecionad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853cm" svg:height="1.023cm" svg:x="3.876cm" svg:y="8.214cm">
            <text:list text:style-name="L1">
              <text:list-header>
                <text:p text:style-name="P1"><text:span text:style-name="T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2.434cm" svg:height="1.588cm" svg:x="5.11cm" svg:y="8.183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line draw:style-name="gr5" draw:text-style-name="P3" draw:layer="layout" svg:x1="7.668cm" svg:y1="8.147cm" svg:x2="8.726cm" svg:y2="7.724cm">
            <text:p/>
          </draw:line>
          <draw:custom-shape draw:style-name="gr9" draw:text-style-name="P5" draw:layer="layout" svg:width="3.711cm" svg:height="1.275cm" svg:x="8.293cm" svg:y="7.928cm">
            <text:list text:style-name="L1">
              <text:list-header>
                <text:p text:style-name="P4"><text:span text:style-name="T5">Dados</text:span></text:p>
                <text:p text:style-name="P4"><text:span text:style-name="T5">Pré-processad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0.853cm" svg:height="1.023cm" svg:x="7.686cm" svg:y="6.45cm">
            <text:list text:style-name="L1">
              <text:list-header>
                <text:p text:style-name="P1"><text:span text:style-name="T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1" draw:layer="layout" svg:width="2.011cm" svg:height="1.941cm" svg:x="8.849cm" svg:y="6.031cm">
            <draw:object-ole draw:class-id="00000000-0000-0000-0000-000000000000"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line draw:style-name="gr5" draw:text-style-name="P3" draw:layer="layout" svg:x1="11.301cm" svg:y1="6.843cm" svg:x2="12.36cm" svg:y2="6.419cm">
            <text:p/>
          </draw:line>
          <draw:custom-shape draw:style-name="gr12" draw:text-style-name="P5" draw:layer="layout" svg:width="3.355cm" svg:height="1.275cm" svg:x="11.586cm" svg:y="7.681cm">
            <text:list text:style-name="L1">
              <text:list-header>
                <text:p text:style-name="P4"><text:span text:style-name="T5">Dados</text:span></text:p>
                <text:p text:style-name="P4"><text:span text:style-name="T5">Transformad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0.853cm" svg:height="1.023cm" svg:x="11.033cm" svg:y="5.216cm">
            <text:list text:style-name="L1">
              <text:list-header>
                <text:p text:style-name="P1"><text:span text:style-name="T6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layer="layout" svg:width="0.988cm" svg:height="2.787cm" svg:x="12.783cm" svg:y="4.55cm">
            <draw:object-ole draw:class-id="00000000-0000-0000-0000-000000000000"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line draw:style-name="gr5" draw:text-style-name="P3" draw:layer="layout" svg:x1="14.229cm" svg:y1="5.607cm" svg:x2="15.288cm" svg:y2="5.184cm">
            <text:p/>
          </draw:line>
          <draw:custom-shape draw:style-name="gr15" draw:text-style-name="P5" draw:layer="layout" svg:width="2.225cm" svg:height="1.275cm" svg:x="15.591cm" svg:y="6.023cm">
            <text:list text:style-name="L1">
              <text:list-header>
                <text:p text:style-name="P4"><text:span text:style-name="T5">Regras e</text:span></text:p>
                <text:p text:style-name="P4"><text:span text:style-name="T5">Padrõ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0.853cm" svg:height="1.023cm" svg:x="14.319cm" svg:y="3.91cm">
            <text:list text:style-name="L1">
              <text:list-header>
                <text:p text:style-name="P1"><text:span text:style-name="T6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7" draw:layer="layout" svg:width="1.976cm" svg:height="2.399cm" svg:x="15.605cm" svg:y="3.544cm">
            <draw:object-ole draw:class-id="00000000-0000-0000-0000-000000000000" xlink:href="./Object 5" xlink:type="simple" xlink:show="embed" xlink:actuate="onLoad"/>
            <draw:image xlink:href="./ObjectReplacements/Object 5" xlink:type="simple" xlink:show="embed" xlink:actuate="onLoad"/>
          </draw:frame>
        </draw:g>
        <draw:g>
          <draw:line draw:style-name="gr5" draw:text-style-name="P3" draw:layer="layout" svg:x1="17.828cm" svg:y1="4.337cm" svg:x2="18.886cm" svg:y2="3.914cm">
            <text:p/>
          </draw:line>
          <draw:custom-shape draw:style-name="gr18" draw:text-style-name="P2" draw:layer="layout" svg:width="0.853cm" svg:height="1.023cm" svg:x="17.635cm" svg:y="2.535cm">
            <text:list text:style-name="L1">
              <text:list-header>
                <text:p text:style-name="P1"><text:span text:style-name="T6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7" draw:layer="layout" svg:width="4.797cm" svg:height="0.937cm" svg:x="18.569cm" svg:y="4.426cm">
            <text:list text:style-name="L1">
              <text:list-header>
                <text:p text:style-name="P6"><text:span text:style-name="T7">Conhecimen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0" draw:layer="layout" svg:width="2.858cm" svg:height="2.399cm" svg:x="19.221cm" svg:y="2.063cm">
            <draw:object-ole draw:class-id="00000000-0000-0000-0000-000000000000" xlink:href="./Object 6" xlink:type="simple" xlink:show="embed" xlink:actuate="onLoad"/>
            <draw:image xlink:href="./ObjectReplacements/Object 6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StealthEnd_20_5" draw:display-name="msArrowStealthEnd 5" svg:viewBox="0 0 210 210" svg:d="m105 0 105 210-105-84-105 84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6T14:45:14</meta:creation-date>
    <dc:date>2010-08-06T14:50:58</dc:date>
    <meta:editing-duration>PT00H05M45S</meta:editing-duration>
    <meta:editing-cycles>4</meta:editing-cycles>
    <meta:generator>OpenOffice.org/3.2$Linux OpenOffice.org_project/320m12$Build-9483</meta:generator>
    <meta:document-statistic meta:object-count="36"/>
  </office:meta>
</office:document-meta>
</file>